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24d" officeooo:paragraph-rsid="0000124d"/>
    </style:style>
    <style:style style:name="P2" style:family="paragraph" style:parent-style-name="Standard">
      <style:text-properties officeooo:rsid="0000124d" officeooo:paragraph-rsid="0002bd42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124d" officeooo:paragraph-rsid="0005de3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2bd42" officeooo:paragraph-rsid="0002bd42"/>
    </style:style>
    <style:style style:name="P5" style:family="paragraph" style:parent-style-name="Standard">
      <style:text-properties officeooo:rsid="0003b173" officeooo:paragraph-rsid="0003b173"/>
    </style:style>
    <style:style style:name="P6" style:family="paragraph" style:parent-style-name="Standard">
      <style:text-properties officeooo:rsid="00048e6a" officeooo:paragraph-rsid="00048e6a"/>
    </style:style>
    <style:style style:name="P7" style:family="paragraph" style:parent-style-name="Standard">
      <style:text-properties officeooo:rsid="0004a0de" officeooo:paragraph-rsid="0004a0de"/>
    </style:style>
    <style:style style:name="T1" style:family="text">
      <style:text-properties officeooo:rsid="0002bd42"/>
    </style:style>
    <style:style style:name="T2" style:family="text">
      <style:text-properties officeooo:rsid="0004a0de"/>
    </style:style>
    <style:style style:name="T3" style:family="text">
      <style:text-properties officeooo:rsid="0005d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<text:span text:style-name="T3">AHIER DES CHARGES</text:span></text:p>
      <text:p text:style-name="Standard"/>
      <text:p text:style-name="Standard"/>
      <text:p text:style-name="P2">E<text:span text:style-name="T1">NTREPRISE :</text:span></text:p>
      <text:p text:style-name="P4">Cyprien BUSILA</text:p>
      <text:p text:style-name="P4"/>
      <text:p text:style-name="P4">Nom du projet : Création du site vitrine permettant le contact entre les clients et l’entreprise.</text:p>
      <text:p text:style-name="P4"/>
      <text:p text:style-name="P4"/>
      <text:p text:style-name="P4">PRESENTATION GLOBALE :</text:p>
      <text:p text:style-name="P4">Création et développement de sites web pour les professionnels.</text:p>
      <text:p text:style-name="P4"/>
      <text:p text:style-name="P4">PRESENTATION DU PROJET :</text:p>
      <text:p text:style-name="P4">Faire connaître l’entreprise.</text:p>
      <text:p text:style-name="P4">Générer des contacts de nouveaux prospects.</text:p>
      <text:p text:style-name="P4"/>
      <text:p text:style-name="P5">Réactualisation du site vitrine déjà existant.</text:p>
      <text:p text:style-name="P5"/>
      <text:p text:style-name="P5">DEMANDES PARTICULIERES :</text:p>
      <text:p text:style-name="P5"/>
      <text:p text:style-name="P5">Hébergement déjà existant, nom de domaine déjà existant.</text:p>
      <text:p text:style-name="P5"/>
      <text:p text:style-name="P5">Référencement internet : création de sites internet Autun</text:p>
      <text:p text:style-name="P5"/>
      <text:p text:style-name="P5">LES ELEMENTS GRAPHIQUES :</text:p>
      <text:p text:style-name="P5"/>
      <text:p text:style-name="P5">Les outils de communication : un logo, nom de domaine, identité visuelle.</text:p>
      <text:p text:style-name="P5">Charte graphique fournie.</text:p>
      <text:p text:style-name="P5"/>
      <text:p text:style-name="P6">LISTE DES ELEMENTS FOURNIS PAR LE CLIENT :</text:p>
      <text:p text:style-name="P6"/>
      <text:p text:style-name="P6">logo</text:p>
      <text:p text:style-name="P6">images <text:span text:style-name="T2">(pixabay (images libres de droit))</text:span></text:p>
      <text:p text:style-name="P6">textes</text:p>
      <text:p text:style-name="P6">coordonnées de l’entreprise</text:p>
      <text:p text:style-name="P6">Police Roboto condensed (titres)</text:p>
      <text:p text:style-name="P6">Police Roboto (textes)</text:p>
      <text:p text:style-name="P1"/>
      <text:p text:style-name="P7">L’ARBORESCENCE :</text:p>
      <text:p text:style-name="P7"/>
      <text:p text:style-name="P7">Page d’accueil + formulaire de contact</text:p>
      <text:p text:style-name="P7">Portfolio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09:22:58.234000000</meta:creation-date>
    <dc:date>2020-01-20T10:26:24.716000000</dc:date>
    <meta:editing-duration>PT40M34S</meta:editing-duration>
    <meta:editing-cycles>5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6" meta:word-count="127" meta:character-count="865" meta:non-whitespace-character-count="764"/>
  </office:meta>
</office:document-meta>
</file>